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pleSystemUIFont" svg:font-family="AppleSystemUIFon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ppleSystemUIFont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pleSystemUIFont" style:font-size-asian="13pt" style:language-asian="none" style:country-asian="none" style:font-style-asian="normal" style:font-weight-asian="normal" style:font-name-complex="AppleSystemUIFont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Key length</text:p>
          </table:table-cell>
          <table:table-cell office:value-type="float" office:value="6" calcext:value-type="float">
            <text:p>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table:number-columns-repeated="26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Plain tex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Cipher text</text:p>
          </table:table-cell>
          <table:table-cell table:style-name="ce2" table:formula="of:= CHAR(MOD(CODE([.B4])-65+ CODE(INDIRECT(ADDRESS(2;MOD((COLUMN([.B5])- COLUMN([.$B$5])); [.$B$1])+2)))-65; 26)+ 65)" office:value-type="string" office:string-value="U" calcext:value-type="string">
            <text:p>U</text:p>
          </table:table-cell>
          <table:table-cell table:style-name="ce2" table:formula="of:= CHAR(MOD(CODE([.C4])-65+ CODE(INDIRECT(ADDRESS(2;MOD((COLUMN([.C5])- COLUMN([.$B$5])); [.$B$1])+2)))-65; 26)+ 65)" office:value-type="string" office:string-value="P" calcext:value-type="string">
            <text:p>P</text:p>
          </table:table-cell>
          <table:table-cell table:style-name="ce2" table:formula="of:= CHAR(MOD(CODE([.D4])-65+ CODE(INDIRECT(ADDRESS(2;MOD((COLUMN([.D5])- COLUMN([.$B$5])); [.$B$1])+2)))-65; 26)+ 65)" office:value-type="string" office:string-value="C" calcext:value-type="string">
            <text:p>C</text:p>
          </table:table-cell>
          <table:table-cell table:style-name="ce2" table:formula="of:= CHAR(MOD(CODE([.E4])-65+ CODE(INDIRECT(ADDRESS(2;MOD((COLUMN([.E5])- COLUMN([.$B$5])); [.$B$1])+2)))-65; 26)+ 65)" office:value-type="string" office:string-value="J" calcext:value-type="string">
            <text:p>J</text:p>
          </table:table-cell>
          <table:table-cell table:style-name="ce2" table:formula="of:= CHAR(MOD(CODE([.F4])-65+ CODE(INDIRECT(ADDRESS(2;MOD((COLUMN([.F5])- COLUMN([.$B$5])); [.$B$1])+2)))-65; 26)+ 65)" office:value-type="string" office:string-value="W" calcext:value-type="string">
            <text:p>W</text:p>
          </table:table-cell>
          <table:table-cell table:style-name="ce2" table:formula="of:= CHAR(MOD(CODE([.G4])-65+ CODE(INDIRECT(ADDRESS(2;MOD((COLUMN([.G5])- COLUMN([.$B$5])); [.$B$1])+2)))-65; 26)+ 65)" office:value-type="string" office:string-value="Y" calcext:value-type="string">
            <text:p>Y</text:p>
          </table:table-cell>
          <table:table-cell table:style-name="ce2" table:formula="of:= CHAR(MOD(CODE([.H4])-65+ CODE(INDIRECT(ADDRESS(2;MOD((COLUMN([.H5])- COLUMN([.$B$5])); [.$B$1])+2)))-65; 26)+ 65)" office:value-type="string" office:string-value="J" calcext:value-type="string">
            <text:p>J</text:p>
          </table:table-cell>
          <table:table-cell table:style-name="ce2" table:formula="of:= CHAR(MOD(CODE([.I4])-65+ CODE(INDIRECT(ADDRESS(2;MOD((COLUMN([.I5])- COLUMN([.$B$5])); [.$B$1])+2)))-65; 26)+ 65)" office:value-type="string" office:string-value="S" calcext:value-type="string">
            <text:p>S</text:p>
          </table:table-cell>
          <table:table-cell table:style-name="ce2" table:formula="of:= CHAR(MOD(CODE([.J4])-65+ CODE(INDIRECT(ADDRESS(2;MOD((COLUMN([.J5])- COLUMN([.$B$5])); [.$B$1])+2)))-65; 26)+ 65)" office:value-type="string" office:string-value="O" calcext:value-type="string">
            <text:p>O</text:p>
          </table:table-cell>
          <table:table-cell table:style-name="ce2" table:formula="of:= CHAR(MOD(CODE([.K4])-65+ CODE(INDIRECT(ADDRESS(2;MOD((COLUMN([.K5])- COLUMN([.$B$5])); [.$B$1])+2)))-65; 26)+ 65)" office:value-type="string" office:string-value="K" calcext:value-type="string">
            <text:p>K</text:p>
          </table:table-cell>
          <table:table-cell table:style-name="ce2" table:formula="of:= CHAR(MOD(CODE([.L4])-65+ CODE(INDIRECT(ADDRESS(2;MOD((COLUMN([.L5])- COLUMN([.$B$5])); [.$B$1])+2)))-65; 26)+ 65)" office:value-type="string" office:string-value="L" calcext:value-type="string">
            <text:p>L</text:p>
          </table:table-cell>
          <table:table-cell table:style-name="ce2" table:formula="of:= CHAR(MOD(CODE([.M4])-65+ CODE(INDIRECT(ADDRESS(2;MOD((COLUMN([.M5])- COLUMN([.$B$5])); [.$B$1])+2)))-65; 26)+ 65)" office:value-type="string" office:string-value="K" calcext:value-type="string">
            <text:p>K</text:p>
          </table:table-cell>
          <table:table-cell table:style-name="ce2" table:formula="of:= CHAR(MOD(CODE([.N4])-65+ CODE(INDIRECT(ADDRESS(2;MOD((COLUMN([.N5])- COLUMN([.$B$5])); [.$B$1])+2)))-65; 26)+ 65)" office:value-type="string" office:string-value="W" calcext:value-type="string">
            <text:p>W</text:p>
          </table:table-cell>
          <table:table-cell table:style-name="ce2" table:formula="of:= CHAR(MOD(CODE([.O4])-65+ CODE(INDIRECT(ADDRESS(2;MOD((COLUMN([.O5])- COLUMN([.$B$5])); [.$B$1])+2)))-65; 26)+ 65)" office:value-type="string" office:string-value="I" calcext:value-type="string">
            <text:p>I</text:p>
          </table:table-cell>
          <table:table-cell table:style-name="ce2" table:formula="of:= CHAR(MOD(CODE([.P4])-65+ CODE(INDIRECT(ADDRESS(2;MOD((COLUMN([.P5])- COLUMN([.$B$5])); [.$B$1])+2)))-65; 26)+ 65)" office:value-type="string" office:string-value="V" calcext:value-type="string">
            <text:p>V</text:p>
          </table:table-cell>
          <table:table-cell table:style-name="ce2" table:formula="of:= CHAR(MOD(CODE([.Q4])-65+ CODE(INDIRECT(ADDRESS(2;MOD((COLUMN([.Q5])- COLUMN([.$B$5])); [.$B$1])+2)))-65; 26)+ 65)" office:value-type="string" office:string-value="Y" calcext:value-type="string">
            <text:p>Y</text:p>
          </table:table-cell>
          <table:table-cell table:style-name="ce2" table:formula="of:= CHAR(MOD(CODE([.R4])-65+ CODE(INDIRECT(ADDRESS(2;MOD((COLUMN([.R5])- COLUMN([.$B$5])); [.$B$1])+2)))-65; 26)+ 65)" office:value-type="string" office:string-value="M" calcext:value-type="string">
            <text:p>M</text:p>
          </table:table-cell>
          <table:table-cell table:style-name="ce2" table:formula="of:= CHAR(MOD(CODE([.S4])-65+ CODE(INDIRECT(ADDRESS(2;MOD((COLUMN([.S5])- COLUMN([.$B$5])); [.$B$1])+2)))-65; 26)+ 65)" office:value-type="string" office:string-value="K" calcext:value-type="string">
            <text:p>K</text:p>
          </table:table-cell>
          <table:table-cell table:style-name="ce2" table:formula="of:= CHAR(MOD(CODE([.T4])-65+ CODE(INDIRECT(ADDRESS(2;MOD((COLUMN([.T5])- COLUMN([.$B$5])); [.$B$1])+2)))-65; 26)+ 65)" office:value-type="string" office:string-value="L" calcext:value-type="string">
            <text:p>L</text:p>
          </table:table-cell>
          <table:table-cell table:style-name="ce2" table:formula="of:= CHAR(MOD(CODE([.U4])-65+ CODE(INDIRECT(ADDRESS(2;MOD((COLUMN([.U5])- COLUMN([.$B$5])); [.$B$1])+2)))-65; 26)+ 65)" office:value-type="string" office:string-value="C" calcext:value-type="string">
            <text:p>C</text:p>
          </table:table-cell>
          <table:table-cell table:style-name="ce2" table:formula="of:= CHAR(MOD(CODE([.V4])-65+ CODE(INDIRECT(ADDRESS(2;MOD((COLUMN([.V5])- COLUMN([.$B$5])); [.$B$1])+2)))-65; 26)+ 65)" office:value-type="string" office:string-value="V" calcext:value-type="string">
            <text:p>V</text:p>
          </table:table-cell>
          <table:table-cell table:style-name="ce2" table:formula="of:= CHAR(MOD(CODE([.W4])-65+ CODE(INDIRECT(ADDRESS(2;MOD((COLUMN([.W5])- COLUMN([.$B$5])); [.$B$1])+2)))-65; 26)+ 65)" office:value-type="string" office:string-value="F" calcext:value-type="string">
            <text:p>F</text:p>
          </table:table-cell>
          <table:table-cell table:style-name="ce2" table:formula="of:= CHAR(MOD(CODE([.X4])-65+ CODE(INDIRECT(ADDRESS(2;MOD((COLUMN([.X5])- COLUMN([.$B$5])); [.$B$1])+2)))-65; 26)+ 65)" office:value-type="string" office:string-value="J" calcext:value-type="string">
            <text:p>J</text:p>
          </table:table-cell>
          <table:table-cell table:style-name="ce2" table:formula="of:= CHAR(MOD(CODE([.Y4])-65+ CODE(INDIRECT(ADDRESS(2;MOD((COLUMN([.Y5])- COLUMN([.$B$5])); [.$B$1])+2)))-65; 26)+ 65)" office:value-type="string" office:string-value="B" calcext:value-type="string">
            <text:p>B</text:p>
          </table:table-cell>
          <table:table-cell table:style-name="ce2" table:formula="of:= CHAR(MOD(CODE([.Z4])-65+ CODE(INDIRECT(ADDRESS(2;MOD((COLUMN([.Z5])- COLUMN([.$B$5])); [.$B$1])+2)))-65; 26)+ 65)" office:value-type="string" office:string-value="N" calcext:value-type="string">
            <text:p>N</text:p>
          </table:table-cell>
          <table:table-cell table:style-name="ce2" table:formula="of:= CHAR(MOD(CODE([.AA4])-65+ CODE(INDIRECT(ADDRESS(2;MOD((COLUMN([.AA5])- COLUMN([.$B$5])); [.$B$1])+2)))-65; 26)+ 65)" office:value-type="string" office:string-value="I" calcext:value-type="string">
            <text:p>I</text:p>
          </table:table-cell>
          <table:table-cell table:style-name="ce2" table:formula="of:= CHAR(MOD(CODE([.AB4])-65+ CODE(INDIRECT(ADDRESS(2;MOD((COLUMN([.AB5])- COLUMN([.$B$5])); [.$B$1])+2)))-65; 26)+ 65)" office:value-type="string" office:string-value="V" calcext:value-type="string">
            <text:p>V</text:p>
          </table:table-cell>
          <table:table-cell table:style-name="ce2" table:formula="of:= CHAR(MOD(CODE([.AC4])-65+ CODE(INDIRECT(ADDRESS(2;MOD((COLUMN([.AC5])- COLUMN([.$B$5])); [.$B$1])+2)))-65; 26)+ 65)" office:value-type="string" office:string-value="Y" calcext:value-type="string">
            <text:p>Y</text:p>
          </table:table-cell>
          <table:table-cell table:style-name="ce2" table:formula="of:= CHAR(MOD(CODE([.AD4])-65+ CODE(INDIRECT(ADDRESS(2;MOD((COLUMN([.AD5])- COLUMN([.$B$5])); [.$B$1])+2)))-65; 26)+ 65)" office:value-type="string" office:string-value="M" calcext:value-type="string">
            <text:p>M</text:p>
          </table:table-cell>
          <table:table-cell table:style-name="ce2" table:formula="of:= CHAR(MOD(CODE([.AE4])-65+ CODE(INDIRECT(ADDRESS(2;MOD((COLUMN([.AE5])- COLUMN([.$B$5])); [.$B$1])+2)))-65; 26)+ 65)" office:value-type="string" office:string-value="K" calcext:value-type="string">
            <text:p>K</text:p>
          </table:table-cell>
          <table:table-cell table:style-name="ce2" table:formula="of:= CHAR(MOD(CODE([.AF4])-65+ CODE(INDIRECT(ADDRESS(2;MOD((COLUMN([.AF5])- COLUMN([.$B$5])); [.$B$1])+2)))-65; 26)+ 65)" office:value-type="string" office:string-value="L" calcext:value-type="string">
            <text:p>L</text:p>
          </table:table-cell>
          <table:table-cell table:style-name="ce2" table:formula="of:= CHAR(MOD(CODE([.AG4])-65+ CODE(INDIRECT(ADDRESS(2;MOD((COLUMN([.AG5])- COLUMN([.$B$5])); [.$B$1])+2)))-65; 26)+ 65)" office:value-type="string" office:string-value="C" calcext:value-type="string">
            <text:p>C</text:p>
          </table:table-cell>
        </table:table-row>
        <table:table-row table:style-name="ro1">
          <table:table-cell table:number-columns-repeated="33"/>
        </table:table-row>
        <table:table-row table:style-name="ro2">
          <table:table-cell/>
          <table:table-cell table:style-name="ce1"/>
          <table:table-cell table:style-name="ce2"/>
          <table:table-cell table:style-name="ce1" table:number-columns-repeated="16"/>
          <table:table-cell table:number-columns-repeated="14"/>
        </table:table-row>
        <table:table-row table:style-name="ro1">
          <table:table-cell table:number-columns-repeated="33"/>
        </table:table-row>
        <table:table-row table:style-name="ro2">
          <table:table-cell table:number-columns-repeated="2"/>
          <table:table-cell table:style-name="ce2"/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pleSystemUIFont" svg:font-family="AppleSystemUIFon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5T06:11:18.264090527</meta:creation-date>
    <dc:date>2022-11-30T13:07:11.224065029</dc:date>
    <meta:editing-duration>PT1H18M5S</meta:editing-duration>
    <meta:editing-cycles>9</meta:editing-cycles>
    <meta:generator>LibreOffice/7.4.3.2$Linux_X86_64 LibreOffice_project/40$Build-2</meta:generator>
    <meta:document-statistic meta:table-count="1" meta:cell-count="75" meta:object-count="0"/>
  </office:meta>
</office:document-meta>
</file>